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8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20054741039675" calcext:value-type="float">
            <text:p>0.020054741039675</text:p>
          </table:table-cell>
          <table:table-cell table:style-name="ce1" table:formula="of:=AVERAGE([.C3:.C32])" office:value-type="float" office:value="0.952893702189128" calcext:value-type="float">
            <text:p>0.952893702189128</text:p>
          </table:table-cell>
          <table:table-cell table:style-name="ce1" table:formula="of:=AVERAGE([.D3:.D32])" office:value-type="float" office:value="0.160521777895351" calcext:value-type="float">
            <text:p>0.160521777895351</text:p>
          </table:table-cell>
          <table:table-cell table:style-name="ce1" table:formula="of:=AVERAGE([.E3:.E32])" office:value-type="float" office:value="0.0227871753171169" calcext:value-type="float">
            <text:p>0.0227871753171169</text:p>
          </table:table-cell>
          <table:table-cell table:style-name="ce1" table:formula="of:=AVERAGE([.F3:.F32])" office:value-type="float" office:value="0.0377066172662454" calcext:value-type="float">
            <text:p>0.0377066172662454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323799015447293" calcext:value-type="float">
            <text:p>0.0323799015447293</text:p>
          </table:table-cell>
          <table:table-cell office:value-type="float" office:value="0.913021087646484" calcext:value-type="float">
            <text:p>0.913021087646484</text:p>
          </table:table-cell>
          <table:table-cell office:value-type="float" office:value="0.246686065308762" calcext:value-type="float">
            <text:p>0.246686065308762</text:p>
          </table:table-cell>
          <table:table-cell office:value-type="float" office:value="0.0359329377413582" calcext:value-type="float">
            <text:p>0.0359329377413582</text:p>
          </table:table-cell>
          <table:table-cell office:value-type="float" office:value="0.0627286554034612" calcext:value-type="float">
            <text:p>0.0627286554034612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91269544400389" calcext:value-type="float">
            <text:p>0.0091269544400389</text:p>
          </table:table-cell>
          <table:table-cell office:value-type="float" office:value="0.898948669433594" calcext:value-type="float">
            <text:p>0.898948669433594</text:p>
          </table:table-cell>
          <table:table-cell office:value-type="float" office:value="0.216696269982238" calcext:value-type="float">
            <text:p>0.216696269982238</text:p>
          </table:table-cell>
          <table:table-cell office:value-type="float" office:value="0.00943834132755686" calcext:value-type="float">
            <text:p>0.00943834132755686</text:p>
          </table:table-cell>
          <table:table-cell office:value-type="float" office:value="0.0180888131069761" calcext:value-type="float">
            <text:p>0.0180888131069761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754302978516" calcext:value-type="float">
            <text:p>0.981754302978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19424832099191" calcext:value-type="float">
            <text:p>0.119424832099191</text:p>
          </table:table-cell>
          <table:table-cell office:value-type="float" office:value="0.960987091064453" calcext:value-type="float">
            <text:p>0.960987091064453</text:p>
          </table:table-cell>
          <table:table-cell office:value-type="float" office:value="0.354278416347382" calcext:value-type="float">
            <text:p>0.354278416347382</text:p>
          </table:table-cell>
          <table:table-cell office:value-type="float" office:value="0.152652432313449" calcext:value-type="float">
            <text:p>0.152652432313449</text:p>
          </table:table-cell>
          <table:table-cell office:value-type="float" office:value="0.213368202445966" calcext:value-type="float">
            <text:p>0.213368202445966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925793650793651" calcext:value-type="float">
            <text:p>0.0925793650793651</text:p>
          </table:table-cell>
          <table:table-cell office:value-type="float" office:value="0.912769317626953" calcext:value-type="float">
            <text:p>0.912769317626953</text:p>
          </table:table-cell>
          <table:table-cell office:value-type="float" office:value="0.609615887117847" calcext:value-type="float">
            <text:p>0.609615887117847</text:p>
          </table:table-cell>
          <table:table-cell office:value-type="float" office:value="0.0984139036530836" calcext:value-type="float">
            <text:p>0.0984139036530836</text:p>
          </table:table-cell>
          <table:table-cell office:value-type="float" office:value="0.169469364035884" calcext:value-type="float">
            <text:p>0.169469364035884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407919440177505" calcext:value-type="float">
            <text:p>0.0407919440177505</text:p>
          </table:table-cell>
          <table:table-cell office:value-type="float" office:value="0.892807006835938" calcext:value-type="float">
            <text:p>0.892807006835938</text:p>
          </table:table-cell>
          <table:table-cell office:value-type="float" office:value="0.26006528835691" calcext:value-type="float">
            <text:p>0.26006528835691</text:p>
          </table:table-cell>
          <table:table-cell office:value-type="float" office:value="0.0461479050009654" calcext:value-type="float">
            <text:p>0.0461479050009654</text:p>
          </table:table-cell>
          <table:table-cell office:value-type="float" office:value="0.0783863561823549" calcext:value-type="float">
            <text:p>0.0783863561823549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225567370989274" calcext:value-type="float">
            <text:p>0.0225567370989274</text:p>
          </table:table-cell>
          <table:table-cell office:value-type="float" office:value="0.919002532958984" calcext:value-type="float">
            <text:p>0.919002532958984</text:p>
          </table:table-cell>
          <table:table-cell office:value-type="float" office:value="0.303970223325062" calcext:value-type="float">
            <text:p>0.303970223325062</text:p>
          </table:table-cell>
          <table:table-cell office:value-type="float" office:value="0.0237852531430513" calcext:value-type="float">
            <text:p>0.0237852531430513</text:p>
          </table:table-cell>
          <table:table-cell office:value-type="float" office:value="0.0441183090982758" calcext:value-type="float">
            <text:p>0.0441183090982758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.00441014332965821" calcext:value-type="float">
            <text:p>0.00441014332965821</text:p>
          </table:table-cell>
          <table:table-cell office:value-type="float" office:value="0.993110656738281" calcext:value-type="float">
            <text:p>0.993110656738281</text:p>
          </table:table-cell>
          <table:table-cell office:value-type="float" office:value="0.0683760683760684" calcext:value-type="float">
            <text:p>0.0683760683760684</text:p>
          </table:table-cell>
          <table:table-cell office:value-type="float" office:value="0.00469208211143695" calcext:value-type="float">
            <text:p>0.00469208211143695</text:p>
          </table:table-cell>
          <table:table-cell office:value-type="float" office:value="0.00878155872667399" calcext:value-type="float">
            <text:p>0.00878155872667399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185877520930967" calcext:value-type="float">
            <text:p>0.0185877520930967</text:p>
          </table:table-cell>
          <table:table-cell office:value-type="float" office:value="0.928901672363281" calcext:value-type="float">
            <text:p>0.928901672363281</text:p>
          </table:table-cell>
          <table:table-cell office:value-type="float" office:value="0.27905138339921" calcext:value-type="float">
            <text:p>0.27905138339921</text:p>
          </table:table-cell>
          <table:table-cell office:value-type="float" office:value="0.0195254162287737" calcext:value-type="float">
            <text:p>0.0195254162287737</text:p>
          </table:table-cell>
          <table:table-cell office:value-type="float" office:value="0.0364971050454921" calcext:value-type="float">
            <text:p>0.0364971050454921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197845458984" calcext:value-type="float">
            <text:p>0.994197845458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21298645220489" calcext:value-type="float">
            <text:p>0.00221298645220489</text:p>
          </table:table-cell>
          <table:table-cell office:value-type="float" office:value="0.929481506347656" calcext:value-type="float">
            <text:p>0.929481506347656</text:p>
          </table:table-cell>
          <table:table-cell office:value-type="float" office:value="0.308270676691729" calcext:value-type="float">
            <text:p>0.308270676691729</text:p>
          </table:table-cell>
          <table:table-cell office:value-type="float" office:value="0.00222403037700027" calcext:value-type="float">
            <text:p>0.00222403037700027</text:p>
          </table:table-cell>
          <table:table-cell office:value-type="float" office:value="0.00441619991383025" calcext:value-type="float">
            <text:p>0.00441619991383025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71086398631309" calcext:value-type="float">
            <text:p>0.00171086398631309</text:p>
          </table:table-cell>
          <table:table-cell office:value-type="float" office:value="0.977741241455078" calcext:value-type="float">
            <text:p>0.977741241455078</text:p>
          </table:table-cell>
          <table:table-cell office:value-type="float" office:value="0.00576368876080692" calcext:value-type="float">
            <text:p>0.00576368876080692</text:p>
          </table:table-cell>
          <table:table-cell office:value-type="float" office:value="0.00242718446601942" calcext:value-type="float">
            <text:p>0.00242718446601942</text:p>
          </table:table-cell>
          <table:table-cell office:value-type="float" office:value="0.00341588385994876" calcext:value-type="float">
            <text:p>0.00341588385994876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654362416107383" calcext:value-type="float">
            <text:p>0.00654362416107383</text:p>
          </table:table-cell>
          <table:table-cell office:value-type="float" office:value="0.887065887451172" calcext:value-type="float">
            <text:p>0.887065887451172</text:p>
          </table:table-cell>
          <table:table-cell office:value-type="float" office:value="0.256916996047431" calcext:value-type="float">
            <text:p>0.256916996047431</text:p>
          </table:table-cell>
          <table:table-cell office:value-type="float" office:value="0.00666985907784923" calcext:value-type="float">
            <text:p>0.00666985907784923</text:p>
          </table:table-cell>
          <table:table-cell office:value-type="float" office:value="0.013002167027838" calcext:value-type="float">
            <text:p>0.013002167027838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456718003186405" calcext:value-type="float">
            <text:p>0.0456718003186405</text:p>
          </table:table-cell>
          <table:table-cell office:value-type="float" office:value="0.986289978027344" calcext:value-type="float">
            <text:p>0.986289978027344</text:p>
          </table:table-cell>
          <table:table-cell office:value-type="float" office:value="0.306595365418895" calcext:value-type="float">
            <text:p>0.306595365418895</text:p>
          </table:table-cell>
          <table:table-cell office:value-type="float" office:value="0.0509327805744744" calcext:value-type="float">
            <text:p>0.0509327805744744</text:p>
          </table:table-cell>
          <table:table-cell office:value-type="float" office:value="0.0873539867953276" calcext:value-type="float">
            <text:p>0.0873539867953276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7645874023438" calcext:value-type="float">
            <text:p>0.977645874023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529389292146483" calcext:value-type="float">
            <text:p>0.00529389292146483</text:p>
          </table:table-cell>
          <table:table-cell office:value-type="float" office:value="0.930473327636719" calcext:value-type="float">
            <text:p>0.930473327636719</text:p>
          </table:table-cell>
          <table:table-cell office:value-type="float" office:value="0.189083820662768" calcext:value-type="float">
            <text:p>0.189083820662768</text:p>
          </table:table-cell>
          <table:table-cell office:value-type="float" office:value="0.00541687608197912" calcext:value-type="float">
            <text:p>0.00541687608197912</text:p>
          </table:table-cell>
          <table:table-cell office:value-type="float" office:value="0.0105320304017372" calcext:value-type="float">
            <text:p>0.0105320304017372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661651409408139" calcext:value-type="float">
            <text:p>0.00661651409408139</text:p>
          </table:table-cell>
          <table:table-cell office:value-type="float" office:value="0.95819091796875" calcext:value-type="float">
            <text:p>0.95819091796875</text:p>
          </table:table-cell>
          <table:table-cell office:value-type="float" office:value="0.0262684418855704" calcext:value-type="float">
            <text:p>0.0262684418855704</text:p>
          </table:table-cell>
          <table:table-cell office:value-type="float" office:value="0.00876666266362436" calcext:value-type="float">
            <text:p>0.00876666266362436</text:p>
          </table:table-cell>
          <table:table-cell office:value-type="float" office:value="0.0131460471817036" calcext:value-type="float">
            <text:p>0.0131460471817036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583997761924745" calcext:value-type="float">
            <text:p>0.0583997761924745</text:p>
          </table:table-cell>
          <table:table-cell office:value-type="float" office:value="0.897285461425781" calcext:value-type="float">
            <text:p>0.897285461425781</text:p>
          </table:table-cell>
          <table:table-cell office:value-type="float" office:value="0.353364367329666" calcext:value-type="float">
            <text:p>0.353364367329666</text:p>
          </table:table-cell>
          <table:table-cell office:value-type="float" office:value="0.0653876272513704" calcext:value-type="float">
            <text:p>0.0653876272513704</text:p>
          </table:table-cell>
          <table:table-cell office:value-type="float" office:value="0.110354853631137" calcext:value-type="float">
            <text:p>0.110354853631137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00966806316467934" calcext:value-type="float">
            <text:p>0.000966806316467934</text:p>
          </table:table-cell>
          <table:table-cell office:value-type="float" office:value="0.940872192382813" calcext:value-type="float">
            <text:p>0.940872192382813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0.000972636493321229" calcext:value-type="float">
            <text:p>0.000972636493321229</text:p>
          </table:table-cell>
          <table:table-cell office:value-type="float" office:value="0.00193174500965873" calcext:value-type="float">
            <text:p>0.00193174500965873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122946788629881" calcext:value-type="float">
            <text:p>0.0122946788629881</text:p>
          </table:table-cell>
          <table:table-cell office:value-type="float" office:value="0.961692810058594" calcext:value-type="float">
            <text:p>0.961692810058594</text:p>
          </table:table-cell>
          <table:table-cell office:value-type="float" office:value="0.0546328671328671" calcext:value-type="float">
            <text:p>0.0546328671328671</text:p>
          </table:table-cell>
          <table:table-cell office:value-type="float" office:value="0.0156171914042979" calcext:value-type="float">
            <text:p>0.0156171914042979</text:p>
          </table:table-cell>
          <table:table-cell office:value-type="float" office:value="0.0242907112320249" calcext:value-type="float">
            <text:p>0.0242907112320249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632279534109817" calcext:value-type="float">
            <text:p>0.00632279534109817</text:p>
          </table:table-cell>
          <table:table-cell office:value-type="float" office:value="0.988609313964844" calcext:value-type="float">
            <text:p>0.988609313964844</text:p>
          </table:table-cell>
          <table:table-cell office:value-type="float" office:value="0.0310965630114566" calcext:value-type="float">
            <text:p>0.0310965630114566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125661375661376" calcext:value-type="float">
            <text:p>0.0125661375661376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666922192410885" calcext:value-type="float">
            <text:p>0.0666922192410885</text:p>
          </table:table-cell>
          <table:table-cell office:value-type="float" office:value="0.990711212158203" calcext:value-type="float">
            <text:p>0.990711212158203</text:p>
          </table:table-cell>
          <table:table-cell office:value-type="float" office:value="0.48876404494382" calcext:value-type="float">
            <text:p>0.48876404494382</text:p>
          </table:table-cell>
          <table:table-cell office:value-type="float" office:value="0.0716934487021014" calcext:value-type="float">
            <text:p>0.0716934487021014</text:p>
          </table:table-cell>
          <table:table-cell office:value-type="float" office:value="0.12504491555875" calcext:value-type="float">
            <text:p>0.12504491555875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0986517592897073" calcext:value-type="float">
            <text:p>0.000986517592897073</text:p>
          </table:table-cell>
          <table:table-cell office:value-type="float" office:value="0.988410949707031" calcext:value-type="float">
            <text:p>0.988410949707031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00107604017216643" calcext:value-type="float">
            <text:p>0.00107604017216643</text:p>
          </table:table-cell>
          <table:table-cell office:value-type="float" office:value="0.00197109067017083" calcext:value-type="float">
            <text:p>0.00197109067017083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480721260066995" calcext:value-type="float">
            <text:p>0.0480721260066995</text:p>
          </table:table-cell>
          <table:table-cell office:value-type="float" office:value="0.898097991943359" calcext:value-type="float">
            <text:p>0.898097991943359</text:p>
          </table:table-cell>
          <table:table-cell office:value-type="float" office:value="0.30554926387316" calcext:value-type="float">
            <text:p>0.30554926387316</text:p>
          </table:table-cell>
          <table:table-cell office:value-type="float" office:value="0.0539686349815971" calcext:value-type="float">
            <text:p>0.0539686349815971</text:p>
          </table:table-cell>
          <table:table-cell office:value-type="float" office:value="0.0917343850940125" calcext:value-type="float">
            <text:p>0.0917343850940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4:49.284824485</dc:date>
    <meta:editing-duration>PT9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